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b7a" officeooo:paragraph-rsid="000d9b7a"/>
    </style:style>
    <style:style style:name="P2" style:family="paragraph" style:parent-style-name="Standard">
      <style:text-properties officeooo:paragraph-rsid="000d9b7a"/>
    </style:style>
    <style:style style:name="T1" style:family="text">
      <style:text-properties officeooo:rsid="000d9b7a"/>
    </style:style>
    <style:style style:name="T2" style:family="text">
      <style:text-properties style:text-position="super 58%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f6b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,<text:line-break/>Shri Rakesh Maheshwari</text:p>
      <text:p text:style-name="P1">Scientist G&amp;Group Co-ordinator, Cyber laws</text:p>
      <text:p text:style-name="P1">Ministry of Electronics and Information Technology (MeitY),</text:p>
      <text:p text:style-name="P1">ElectronicsNiketan, 6, CGO Complex</text:p>
      <text:p text:style-name="P1"/>
      <text:p text:style-name="P1">Date :- 6<text:span text:style-name="T2">th</text:span> September 2018</text:p>
      <text:p text:style-name="P1"/>
      <text:p text:style-name="P2"><text:span text:style-name="T1">Subject :- View on the white paper document released </text:span>on Data Security &amp; Privacy</text:p>
      <text:p text:style-name="P1"><text:s/></text:p>
      <text:p text:style-name="P1">Sir,<text:line-break/>I am Rachit Garg, a 5<text:span text:style-name="T2">th</text:span> year student pursuing my dual degree (B.Tech+M.Tech) at Indian Institute of Technology Madras. Please find attached with this letter, my response to the questions mentioned in the White Paper on Data Protection Framework for India.<text:line-break/>I have been actively involved in academic and industrial research in the field of cryptography. I envision that our country can create data privacy laws that uphold the beliefs of our constitution and simultaneously promote free speech in this exploding digital age. I would be really grateful if you consider going over my views on the creation of such laws.<text:line-break/>Regards,<text:line-break/>Rachit Garg<text:line-break/>5<text:span text:style-name="T2">th</text:span> Year Dual Degree Student</text:p>
      <text:p text:style-name="P1">Department of Computer Science and Engineering</text:p>
      <text:p text:style-name="P1">Indian Institute of Technology Madras<text:line-break/><text:line-break/><text:span text:style-name="T3">Contact Details</text:span></text:p>
      <text:p text:style-name="P1"/>
      <text:p text:style-name="P1">Rachit Garg<text:line-break/>Email Address :- rachit0596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6:13:05.909478362</meta:creation-date>
    <dc:date>2019-01-25T19:44:35.096711544</dc:date>
    <meta:editing-duration>PT21H30M30S</meta:editing-duration>
    <meta:editing-cycles>4</meta:editing-cycles>
    <meta:generator>LibreOffice/5.1.6.2$Linux_X86_64 LibreOffice_project/10m0$Build-2</meta:generator>
    <meta:print-date>2018-09-06T16:28:05.823954069</meta:print-date>
    <meta:document-statistic meta:table-count="0" meta:image-count="0" meta:object-count="0" meta:page-count="1" meta:paragraph-count="11" meta:word-count="168" meta:character-count="1086" meta:non-whitespace-character-count="926"/>
  </office:meta>
</office:document-meta>
</file>